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79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3.972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3.66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row table:style-name="ro1">
          <table:table-cell office:value-type="string">
            <text:p>rom</text:p>
          </table:table-cell>
          <table:table-cell office:value-type="string">
            <text:p>year</text:p>
          </table:table-cell>
          <table:table-cell office:value-type="string">
            <text:p>rating</text:p>
          </table:table-cell>
          <table:table-cell office:value-type="string">
            <text:p>title</text:p>
          </table:table-cell>
          <table:table-cell office:value-type="string">
            <text:p>publisher</text:p>
          </table:table-cell>
          <table:table-cell office:value-type="string">
            <text:p>developer</text:p>
          </table:table-cell>
          <table:table-cell office:value-type="string">
            <text:p>genre</text:p>
          </table:table-cell>
          <table:table-cell office:value-type="string">
            <text:p>score</text:p>
          </table:table-cell>
          <table:table-cell office:value-type="string">
            <text:p>players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3D Tanks (Europ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3D Tanks (Europe)</text:p>
          </table:table-cell>
          <table:table-cell table:number-columns-repeated="2"/>
          <table:table-cell office:value-type="string">
            <text:p>Shooter</text:p>
          </table:table-cell>
          <table:table-cell table:number-columns-repeated="3"/>
        </table:table-row>
        <table:table-row table:style-name="ro1">
          <table:table-cell office:value-type="string">
            <text:p>Agressor (Europe)</text:p>
          </table:table-cell>
          <table:table-cell office:value-type="string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Agressor (Europe)</text:p>
          </table:table-cell>
          <table:table-cell office:value-type="string">
            <text:p>Atomic Software</text:p>
          </table:table-cell>
          <table:table-cell/>
          <table:table-cell office:value-type="string">
            <text:p>Shooter</text:p>
          </table:table-cell>
          <table:table-cell table:number-columns-repeated="3"/>
        </table:table-row>
        <table:table-row table:style-name="ro1">
          <table:table-cell office:value-type="string">
            <text:p>Air Supremecy (Europ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ir Supremecy (Europe)</text:p>
          </table:table-cell>
          <table:table-cell office:value-type="string">
            <text:p>Superior Software</text:p>
          </table:table-cell>
          <table:table-cell table:number-columns-repeated="5"/>
        </table:table-row>
        <table:table-row table:style-name="ro1">
          <table:table-cell office:value-type="string">
            <text:p>Alerion (Europe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Alerion (Europe)</text:p>
          </table:table-cell>
          <table:table-cell office:value-type="string">
            <text:p>Archimedes World</text:p>
          </table:table-cell>
          <table:table-cell/>
          <table:table-cell office:value-type="string">
            <text:p>Shooter</text:p>
          </table:table-cell>
          <table:table-cell table:number-columns-repeated="3"/>
        </table:table-row>
        <table:table-row table:style-name="ro1">
          <table:table-cell office:value-type="string">
            <text:p>Alien Invasion (Europe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Alien Invasion (Europe)</text:p>
          </table:table-cell>
          <table:table-cell office:value-type="string">
            <text:p>Alien Images</text:p>
          </table:table-cell>
          <table:table-cell/>
          <table:table-cell office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>
            <text:p>Aliped (Europe)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Aliped (Europe)</text:p>
          </table:table-cell>
          <table:table-cell office:value-type="string">
            <text:p>Felix, Andrew</text:p>
          </table:table-cell>
          <table:table-cell/>
          <table:table-cell office:value-type="string">
            <text:p>Adventure</text:p>
          </table:table-cell>
          <table:table-cell table:number-columns-repeated="3"/>
        </table:table-row>
        <table:table-row table:style-name="ro1">
          <table:table-cell office:value-type="string">
            <text:p>All In Boxing (Europe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All In Boxing (Europe)</text:p>
          </table:table-cell>
          <table:table-cell office:value-type="string">
            <text:p>Alien Images</text:p>
          </table:table-cell>
          <table:table-cell/>
          <table:table-cell office:value-type="string">
            <text:p>Sports/Boxing</text:p>
          </table:table-cell>
          <table:table-cell table:number-columns-repeated="3"/>
        </table:table-row>
        <table:table-row table:style-name="ro1">
          <table:table-cell office:value-type="string">
            <text:p>Amoria (Europ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moria (Europe)</text:p>
          </table:table-cell>
          <table:table-cell table:number-columns-repeated="6"/>
        </table:table-row>
        <table:table-row table:style-name="ro1">
          <table:table-cell office:value-type="string">
            <text:p>Apocalypse (Europe) (Disk 1)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Apocalypse (Europe) (Disk 1)</text:p>
          </table:table-cell>
          <table:table-cell office:value-type="string">
            <text:p>Key, Gordon J.</text:p>
          </table:table-cell>
          <table:table-cell/>
          <table:table-cell office:value-type="string">
            <text:p>Shooter</text:p>
          </table:table-cell>
          <table:table-cell table:number-columns-repeated="3"/>
        </table:table-row>
        <table:table-row table:style-name="ro1">
          <table:table-cell office:value-type="string">
            <text:p>Apocalypse (Europe) (Disk 2)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Apocalypse (Europe) (Disk 2)</text:p>
          </table:table-cell>
          <table:table-cell office:value-type="string">
            <text:p>Key, Gordon J.</text:p>
          </table:table-cell>
          <table:table-cell/>
          <table:table-cell office:value-type="string">
            <text:p>Shooter</text:p>
          </table:table-cell>
          <table:table-cell table:number-columns-repeated="3"/>
        </table:table-row>
        <table:table-row table:style-name="ro1">
          <table:table-cell office:value-type="string">
            <text:p>Archimedes Elite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Archimedes Elite (Europe)</text:p>
          </table:table-cell>
          <table:table-cell office:value-type="string">
            <text:p>Hybrid Technology</text:p>
          </table:table-cell>
          <table:table-cell/>
          <table:table-cell office:value-type="string">
            <text:p>Simulation</text:p>
          </table:table-cell>
          <table:table-cell table:number-columns-repeated="3"/>
        </table:table-row>
        <table:table-row table:style-name="ro1">
          <table:table-cell office:value-type="string">
            <text:p>Archimedes Moria (Europe)</text:p>
          </table:table-cell>
          <table:table-cell office:value-type="string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Archimedes Moria (Europe)</text:p>
          </table:table-cell>
          <table:table-cell table:number-columns-repeated="2"/>
          <table:table-cell office:value-type="string">
            <text:p>Role-Playing</text:p>
          </table:table-cell>
          <table:table-cell table:number-columns-repeated="3"/>
        </table:table-row>
        <table:table-row table:style-name="ro1">
          <table:table-cell office:value-type="string">
            <text:p>Arcomini (Europe) [b]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Arcomini (Europe) [b]</text:p>
          </table:table-cell>
          <table:table-cell office:value-type="string">
            <text:p>Fairbrother</text:p>
          </table:table-cell>
          <table:table-cell table:number-columns-repeated="5"/>
        </table:table-row>
        <table:table-row table:style-name="ro1">
          <table:table-cell office:value-type="string">
            <text:p>ArcOmnibus (Europ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ArcOmnibus (Europe)</text:p>
          </table:table-cell>
          <table:table-cell office:value-type="string">
            <text:p>Beebug</text:p>
          </table:table-cell>
          <table:table-cell table:number-columns-repeated="5"/>
        </table:table-row>
        <table:table-row table:style-name="ro1">
          <table:table-cell office:value-type="string">
            <text:p>Asylum (Europe) (Disk 1)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Asylum (Europe) (Disk 1)</text:p>
          </table:table-cell>
          <table:table-cell office:value-type="string">
            <text:p>Digital Psychosis</text:p>
          </table:table-cell>
          <table:table-cell/>
          <table:table-cell office:value-type="string">
            <text:p>Platformer</text:p>
          </table:table-cell>
          <table:table-cell table:number-columns-repeated="3"/>
        </table:table-row>
        <table:table-row table:style-name="ro1">
          <table:table-cell office:value-type="string">
            <text:p>Asylum (Europe) (Disk 2)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Asylum (Europe) (Disk 2)</text:p>
          </table:table-cell>
          <table:table-cell office:value-type="string">
            <text:p>Digital Psychosis</text:p>
          </table:table-cell>
          <table:table-cell/>
          <table:table-cell office:value-type="string">
            <text:p>Platformer</text:p>
          </table:table-cell>
          <table:table-cell table:number-columns-repeated="3"/>
        </table:table-row>
        <table:table-row table:style-name="ro1">
          <table:table-cell office:value-type="string">
            <text:p>Blitz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Blitz (Europe)</text:p>
          </table:table-cell>
          <table:table-cell office:value-type="string">
            <text:p>Arxe Systems</text:p>
          </table:table-cell>
          <table:table-cell/>
          <table:table-cell office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>
            <text:p>Blowpipe (Europe) (Disk 1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lowpipe (Europe) (Disk 1)</text:p>
          </table:table-cell>
          <table:table-cell office:value-type="string">
            <text:p>Eclipse</text:p>
          </table:table-cell>
          <table:table-cell table:number-columns-repeated="5"/>
        </table:table-row>
        <table:table-row table:style-name="ro1">
          <table:table-cell office:value-type="string">
            <text:p>Blowpipe (Europe) (Disk 2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Blowpipe (Europe) (Disk 2)</text:p>
          </table:table-cell>
          <table:table-cell office:value-type="string">
            <text:p>Eclipse</text:p>
          </table:table-cell>
          <table:table-cell table:number-columns-repeated="5"/>
        </table:table-row>
        <table:table-row table:style-name="ro1">
          <table:table-cell office:value-type="string">
            <text:p>Bloxed (Europe) [h]</text:p>
          </table:table-cell>
          <table:table-cell office:value-type="string">
            <text:p>1995</text:p>
          </table:table-cell>
          <table:table-cell office:value-type="string">
            <text:p>Other - NR (Not Rated)</text:p>
          </table:table-cell>
          <table:table-cell office:value-type="string">
            <text:p>Bloxed (Europe) [h]</text:p>
          </table:table-cell>
          <table:table-cell office:value-type="string">
            <text:p>Singer, Steven</text:p>
          </table:table-cell>
          <table:table-cell/>
          <table:table-cell office:value-type="string">
            <text:p>Puzzle</text:p>
          </table:table-cell>
          <table:table-cell table:number-columns-repeated="3"/>
        </table:table-row>
        <table:table-row table:style-name="ro1">
          <table:table-cell office:value-type="string">
            <text:p>Bobby Blockhead vs. The Dark Planet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Bobby Blockhead vs. The Dark Planet (Europe)</text:p>
          </table:table-cell>
          <table:table-cell office:value-type="string">
            <text:p>Atomic Software</text:p>
          </table:table-cell>
          <table:table-cell/>
          <table:table-cell office:value-type="string">
            <text:p>Platformer</text:p>
          </table:table-cell>
          <table:table-cell table:number-columns-repeated="3"/>
        </table:table-row>
        <table:table-row table:style-name="ro1">
          <table:table-cell office:value-type="string">
            <text:p>Break 147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Break 147 (Europe)</text:p>
          </table:table-cell>
          <table:table-cell office:value-type="string">
            <text:p>4th Dimension</text:p>
          </table:table-cell>
          <table:table-cell/>
          <table:table-cell office:value-type="string">
            <text:p>Sports</text:p>
          </table:table-cell>
          <table:table-cell table:number-columns-repeated="3"/>
        </table:table-row>
        <table:table-row table:style-name="ro1">
          <table:table-cell office:value-type="string">
            <text:p>Bubble Fair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Bubble Fair (Europe)</text:p>
          </table:table-cell>
          <table:table-cell office:value-type="string">
            <text:p>Eterna</text:p>
          </table:table-cell>
          <table:table-cell table:number-columns-repeated="5"/>
        </table:table-row>
        <table:table-row table:style-name="ro1">
          <table:table-cell office:value-type="string">
            <text:p>Bug Hunter &amp; Moon Dash (Europe) [h]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Bug Hunter &amp; Moon Dash (Europe) [h]</text:p>
          </table:table-cell>
          <table:table-cell office:value-type="string">
            <text:p>Minerva Software</text:p>
          </table:table-cell>
          <table:table-cell/>
          <table:table-cell office:value-type="string">
            <text:p>Puzzle</text:p>
          </table:table-cell>
          <table:table-cell table:number-columns-repeated="3"/>
        </table:table-row>
        <table:table-row table:style-name="ro1">
          <table:table-cell office:value-type="string">
            <text:p>Bug Hunter In Space (Europe) [h]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Bug Hunter In Space (Europe) [h]</text:p>
          </table:table-cell>
          <table:table-cell office:value-type="string">
            <text:p>Minerva Software</text:p>
          </table:table-cell>
          <table:table-cell/>
          <table:table-cell office:value-type="string">
            <text:p>Puzzle</text:p>
          </table:table-cell>
          <table:table-cell table:number-columns-repeated="3"/>
        </table:table-row>
        <table:table-row table:style-name="ro1">
          <table:table-cell office:value-type="string">
            <text:p>Cannon Fodder (Europe) (Disk 1)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Cannon Fodder (Europe) (Disk 1)</text:p>
          </table:table-cell>
          <table:table-cell office:value-type="string">
            <text:p>Sensible Software</text:p>
          </table:table-cell>
          <table:table-cell/>
          <table:table-cell office:value-type="string">
            <text:p>Strategy</text:p>
          </table:table-cell>
          <table:table-cell table:number-columns-repeated="3"/>
        </table:table-row>
        <table:table-row table:style-name="ro1">
          <table:table-cell office:value-type="string">
            <text:p>Cannon Fodder (Europe) (Disk 2)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Cannon Fodder (Europe) (Disk 2)</text:p>
          </table:table-cell>
          <table:table-cell office:value-type="string">
            <text:p>Sensible Software</text:p>
          </table:table-cell>
          <table:table-cell/>
          <table:table-cell office:value-type="string">
            <text:p>Strategy</text:p>
          </table:table-cell>
          <table:table-cell table:number-columns-repeated="3"/>
        </table:table-row>
        <table:table-row table:style-name="ro1">
          <table:table-cell office:value-type="string">
            <text:p>Cannon Fodder (Europe) (Disk 3)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Cannon Fodder (Europe) (Disk 3)</text:p>
          </table:table-cell>
          <table:table-cell office:value-type="string">
            <text:p>Sensible Software</text:p>
          </table:table-cell>
          <table:table-cell/>
          <table:table-cell office:value-type="string">
            <text:p>Strategy</text:p>
          </table:table-cell>
          <table:table-cell table:number-columns-repeated="3"/>
        </table:table-row>
        <table:table-row table:style-name="ro1">
          <table:table-cell office:value-type="string">
            <text:p>Castle Black Heart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Castle Black Heart (Europe)</text:p>
          </table:table-cell>
          <table:table-cell office:value-type="string">
            <text:p>Watson, James</text:p>
          </table:table-cell>
          <table:table-cell/>
          <table:table-cell office:value-type="string">
            <text:p>Adventure</text:p>
          </table:table-cell>
          <table:table-cell table:number-columns-repeated="3"/>
        </table:table-row>
        <table:table-row table:style-name="ro1">
          <table:table-cell office:value-type="string">
            <text:p>Cataclysm (Europe) (Disk 1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Cataclysm (Europe) (Disk 1)</text:p>
          </table:table-cell>
          <table:table-cell office:value-type="string">
            <text:p>4th Dimension</text:p>
          </table:table-cell>
          <table:table-cell/>
          <table:table-cell office:value-type="string">
            <text:p>Puzzle</text:p>
          </table:table-cell>
          <table:table-cell table:number-columns-repeated="3"/>
        </table:table-row>
        <table:table-row table:style-name="ro1">
          <table:table-cell office:value-type="string">
            <text:p>Cataclysm (Europe) (Disk 2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Cataclysm (Europe) (Disk 2)</text:p>
          </table:table-cell>
          <table:table-cell office:value-type="string">
            <text:p>4th Dimension</text:p>
          </table:table-cell>
          <table:table-cell/>
          <table:table-cell office:value-type="string">
            <text:p>Puzzle</text:p>
          </table:table-cell>
          <table:table-cell table:number-columns-repeated="3"/>
        </table:table-row>
        <table:table-row table:style-name="ro1">
          <table:table-cell office:value-type="string">
            <text:p>Cheats 1 (Europ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heats 1 (Europe)</text:p>
          </table:table-cell>
          <table:table-cell table:number-columns-repeated="6"/>
        </table:table-row>
        <table:table-row table:style-name="ro1">
          <table:table-cell office:value-type="string">
            <text:p>Chess 3D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Chess 3D (Europe)</text:p>
          </table:table-cell>
          <table:table-cell office:value-type="string">
            <text:p>Micro Power</text:p>
          </table:table-cell>
          <table:table-cell/>
          <table:table-cell office:value-type="string">
            <text:p>Board Games</text:p>
          </table:table-cell>
          <table:table-cell table:number-columns-repeated="3"/>
        </table:table-row>
        <table:table-row table:style-name="ro1">
          <table:table-cell office:value-type="string">
            <text:p>Chocks Away (Europe) (Disk 1) (Game Disk)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Chocks Away (Europe) (Disk 1) (Game Disk)</text:p>
          </table:table-cell>
          <table:table-cell office:value-type="string">
            <text:p>Hutchings, Andrew</text:p>
          </table:table-cell>
          <table:table-cell/>
          <table:table-cell office:value-type="string">
            <text:p>Flying</text:p>
          </table:table-cell>
          <table:table-cell table:number-columns-repeated="3"/>
        </table:table-row>
        <table:table-row table:style-name="ro1">
          <table:table-cell office:value-type="string">
            <text:p>Chocks Away (Europe) (Disk 2) (Maps Disk)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Chocks Away (Europe) (Disk 2) (Maps Disk)</text:p>
          </table:table-cell>
          <table:table-cell office:value-type="string">
            <text:p>Hutchings, Andrew</text:p>
          </table:table-cell>
          <table:table-cell/>
          <table:table-cell office:value-type="string">
            <text:p>Flying</text:p>
          </table:table-cell>
          <table:table-cell table:number-columns-repeated="3"/>
        </table:table-row>
        <table:table-row table:style-name="ro1">
          <table:table-cell office:value-type="string">
            <text:p>Chocks Away (Europe) (Disk 3) (Mission Addon)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Chocks Away (Europe) (Disk 3) (Mission Addon)</text:p>
          </table:table-cell>
          <table:table-cell office:value-type="string">
            <text:p>Hutchings, Andrew</text:p>
          </table:table-cell>
          <table:table-cell/>
          <table:table-cell office:value-type="string">
            <text:p>Flying</text:p>
          </table:table-cell>
          <table:table-cell table:number-columns-repeated="3"/>
        </table:table-row>
        <table:table-row table:style-name="ro1">
          <table:table-cell office:value-type="string">
            <text:p>Chuck Rock (Europe) (Disk 1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Chuck Rock (Europe) (Disk 1)</text:p>
          </table:table-cell>
          <table:table-cell office:value-type="string">
            <text:p>Core Design</text:p>
          </table:table-cell>
          <table:table-cell/>
          <table:table-cell office:value-type="string">
            <text:p>Platformer</text:p>
          </table:table-cell>
          <table:table-cell table:number-columns-repeated="3"/>
        </table:table-row>
        <table:table-row table:style-name="ro1">
          <table:table-cell office:value-type="string">
            <text:p>Chuck Rock (Europe) (Disk 2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Chuck Rock (Europe) (Disk 2)</text:p>
          </table:table-cell>
          <table:table-cell office:value-type="string">
            <text:p>Core Design</text:p>
          </table:table-cell>
          <table:table-cell/>
          <table:table-cell office:value-type="string">
            <text:p>Platformer</text:p>
          </table:table-cell>
          <table:table-cell table:number-columns-repeated="3"/>
        </table:table-row>
        <table:table-row table:style-name="ro1">
          <table:table-cell office:value-type="string">
            <text:p>Coconizer (Europe)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Coconizer (Europe)</text:p>
          </table:table-cell>
          <table:table-cell office:value-type="string">
            <text:p>Playfield</text:p>
          </table:table-cell>
          <table:table-cell table:number-columns-repeated="5"/>
        </table:table-row>
        <table:table-row table:style-name="ro1">
          <table:table-cell office:value-type="string">
            <text:p>Colour Umoria (Europe)</text:p>
          </table:table-cell>
          <table:table-cell office:value-type="string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Colour Umoria (Europe)</text:p>
          </table:table-cell>
          <table:table-cell office:value-type="string">
            <text:p>Poor, Edouard</text:p>
          </table:table-cell>
          <table:table-cell table:number-columns-repeated="5"/>
        </table:table-row>
        <table:table-row table:style-name="ro1">
          <table:table-cell office:value-type="string">
            <text:p>Conqueror (Europe)</text:p>
          </table:table-cell>
          <table:table-cell office:value-type="string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Conqueror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hooter</text:p>
          </table:table-cell>
          <table:table-cell table:number-columns-repeated="3"/>
        </table:table-row>
        <table:table-row table:style-name="ro1">
          <table:table-cell office:value-type="string">
            <text:p>Corewars (Europ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orewars (Europe)</text:p>
          </table:table-cell>
          <table:table-cell table:number-columns-repeated="6"/>
        </table:table-row>
        <table:table-row table:style-name="ro1">
          <table:table-cell office:value-type="string">
            <text:p>Corruption (Europe) [b]</text:p>
          </table:table-cell>
          <table:table-cell office:value-type="string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Corruption (Europe) [b]</text:p>
          </table:table-cell>
          <table:table-cell office:value-type="string">
            <text:p>Magnetic Scrolls</text:p>
          </table:table-cell>
          <table:table-cell/>
          <table:table-cell office:value-type="string">
            <text:p>Adventure</text:p>
          </table:table-cell>
          <table:table-cell table:number-columns-repeated="3"/>
        </table:table-row>
        <table:table-row table:style-name="ro1">
          <table:table-cell office:value-type="string">
            <text:p>Creepie Crawlie 1 &amp; 2 (Europ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Creepie Crawlie 1 &amp; 2 (Europe)</text:p>
          </table:table-cell>
          <table:table-cell office:value-type="string">
            <text:p>Johnson, Mark</text:p>
          </table:table-cell>
          <table:table-cell table:number-columns-repeated="5"/>
        </table:table-row>
        <table:table-row table:style-name="ro1">
          <table:table-cell office:value-type="string">
            <text:p>Crystal Maze, The (Europe) (Demo) [b]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Crystal Maze, The (Europe) (Demo) [b]</text:p>
          </table:table-cell>
          <table:table-cell office:value-type="string">
            <text:p>Digital Jellyfish Design</text:p>
          </table:table-cell>
          <table:table-cell/>
          <table:table-cell office:value-type="string">
            <text:p>Puzzle</text:p>
          </table:table-cell>
          <table:table-cell table:number-columns-repeated="3"/>
        </table:table-row>
        <table:table-row table:style-name="ro1">
          <table:table-cell office:value-type="string">
            <text:p>DesktopHacker (Europe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DesktopHacker (Europe)</text:p>
          </table:table-cell>
          <table:table-cell office:value-type="string">
            <text:p>DoggySoft</text:p>
          </table:table-cell>
          <table:table-cell table:number-columns-repeated="5"/>
        </table:table-row>
        <table:table-row table:style-name="ro1">
          <table:table-cell office:value-type="string">
            <text:p>DinoSaw (Europe)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DinoSaw (Europe)</text:p>
          </table:table-cell>
          <table:table-cell office:value-type="string">
            <text:p>Cooper, Tom</text:p>
          </table:table-cell>
          <table:table-cell/>
          <table:table-cell office:value-type="string">
            <text:p>Platformer</text:p>
          </table:table-cell>
          <table:table-cell table:number-columns-repeated="3"/>
        </table:table-row>
        <table:table-row table:style-name="ro1">
          <table:table-cell office:value-type="string">
            <text:p>E-Type (Europe) (Disk 1)</text:p>
          </table:table-cell>
          <table:table-cell office:value-type="string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E-Type (Europe) (Disk 1)</text:p>
          </table:table-cell>
          <table:table-cell office:value-type="string">
            <text:p>Key, Gordon J.</text:p>
          </table:table-cell>
          <table:table-cell/>
          <table:table-cell office:value-type="string">
            <text:p>Driving</text:p>
          </table:table-cell>
          <table:table-cell table:number-columns-repeated="3"/>
        </table:table-row>
        <table:table-row table:style-name="ro1">
          <table:table-cell office:value-type="string">
            <text:p>E-Type (Europe) (Disk 2)</text:p>
          </table:table-cell>
          <table:table-cell office:value-type="string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E-Type (Europe) (Disk 2)</text:p>
          </table:table-cell>
          <table:table-cell office:value-type="string">
            <text:p>Key, Gordon J.</text:p>
          </table:table-cell>
          <table:table-cell/>
          <table:table-cell office:value-type="string">
            <text:p>Driving</text:p>
          </table:table-cell>
          <table:table-cell table:number-columns-repeated="3"/>
        </table:table-row>
        <table:table-row table:style-name="ro1">
          <table:table-cell office:value-type="string">
            <text:p>Elite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Elite (Europe)</text:p>
          </table:table-cell>
          <table:table-cell office:value-type="string">
            <text:p>Hybrid Technology</text:p>
          </table:table-cell>
          <table:table-cell/>
          <table:table-cell office:value-type="string">
            <text:p>Simulation</text:p>
          </table:table-cell>
          <table:table-cell table:number-columns-repeated="3"/>
        </table:table-row>
        <table:table-row table:style-name="ro1">
          <table:table-cell office:value-type="string">
            <text:p>Enigma (Europe)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Enigma (Europe)</text:p>
          </table:table-cell>
          <table:table-cell office:value-type="string">
            <text:p>Trax Software</text:p>
          </table:table-cell>
          <table:table-cell/>
          <table:table-cell office:value-type="string">
            <text:p>Puzzle</text:p>
          </table:table-cell>
          <table:table-cell table:number-columns-repeated="3"/>
        </table:table-row>
        <table:table-row table:style-name="ro1">
          <table:table-cell office:value-type="string">
            <text:p>Fervour (Europe) [b]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ervour (Europe) [b]</text:p>
          </table:table-cell>
          <table:table-cell office:value-type="string">
            <text:p>Hersee, Andrew</text:p>
          </table:table-cell>
          <table:table-cell/>
          <table:table-cell office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>
            <text:p>Fireball II (Europe)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Fireball II (Europe)</text:p>
          </table:table-cell>
          <table:table-cell office:value-type="string">
            <text:p>Cambridge International Software</text:p>
          </table:table-cell>
          <table:table-cell/>
          <table:table-cell office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>
            <text:p>Fireball II Extra (Europe)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Fireball II Extra (Europe)</text:p>
          </table:table-cell>
          <table:table-cell office:value-type="string">
            <text:p>Cambridge International Software</text:p>
          </table:table-cell>
          <table:table-cell/>
          <table:table-cell office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>
            <text:p>Flashback (Europe) (Demo)</text:p>
          </table:table-cell>
          <table:table-cell office:value-type="string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Flashback (Europe) (Demo)</text:p>
          </table:table-cell>
          <table:table-cell office:value-type="string">
            <text:p>Delphine Software International</text:p>
          </table:table-cell>
          <table:table-cell/>
          <table:table-cell office:value-type="string">
            <text:p>Platformer</text:p>
          </table:table-cell>
          <table:table-cell table:number-columns-repeated="3"/>
        </table:table-row>
        <table:table-row table:style-name="ro1">
          <table:table-cell office:value-type="string">
            <text:p>Fruitz (Europ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Fruitz (Europe)</text:p>
          </table:table-cell>
          <table:table-cell office:value-type="string">
            <text:p>Digital Fantasy</text:p>
          </table:table-cell>
          <table:table-cell table:number-columns-repeated="5"/>
        </table:table-row>
        <table:table-row table:style-name="ro1">
          <table:table-cell office:value-type="string">
            <text:p>Gorm (Europe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Gorm (Europe)</text:p>
          </table:table-cell>
          <table:table-cell office:value-type="string">
            <text:p>Archimedes World</text:p>
          </table:table-cell>
          <table:table-cell/>
          <table:table-cell office:value-type="string">
            <text:p>Adventure</text:p>
          </table:table-cell>
          <table:table-cell table:number-columns-repeated="3"/>
        </table:table-row>
        <table:table-row table:style-name="ro1">
          <table:table-cell office:value-type="string">
            <text:p>Guile (Europe)</text:p>
          </table:table-cell>
          <table:table-cell office:value-type="string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Guile (Europe)</text:p>
          </table:table-cell>
          <table:table-cell office:value-type="string">
            <text:p>Dream</text:p>
          </table:table-cell>
          <table:table-cell/>
          <table:table-cell office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>
            <text:p>Gyrinus II - Son of Gyrinus (Europe) (Disk 1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yrinus II - Son of Gyrinus (Europe) (Disk 1)</text:p>
          </table:table-cell>
          <table:table-cell office:value-type="string">
            <text:p>Cooper, Tom</text:p>
          </table:table-cell>
          <table:table-cell table:number-columns-repeated="5"/>
        </table:table-row>
        <table:table-row table:style-name="ro1">
          <table:table-cell office:value-type="string">
            <text:p>Gyrinus II - Son of Gyrinus (Europe) (Disk 2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Gyrinus II - Son of Gyrinus (Europe) (Disk 2)</text:p>
          </table:table-cell>
          <table:table-cell office:value-type="string">
            <text:p>Cooper, Tom</text:p>
          </table:table-cell>
          <table:table-cell table:number-columns-repeated="5"/>
        </table:table-row>
        <table:table-row table:style-name="ro1">
          <table:table-cell office:value-type="string">
            <text:p>Hacker, The (Europe)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Hacker, The (Europe)</text:p>
          </table:table-cell>
          <table:table-cell office:value-type="string">
            <text:p>DoggySoft</text:p>
          </table:table-cell>
          <table:table-cell table:number-columns-repeated="5"/>
        </table:table-row>
        <table:table-row table:style-name="ro1">
          <table:table-cell office:value-type="string">
            <text:p>Hamsters (Europe) (Demo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Hamsters (Europe) (Demo)</text:p>
          </table:table-cell>
          <table:table-cell office:value-type="string">
            <text:p>GamesWare</text:p>
          </table:table-cell>
          <table:table-cell/>
          <table:table-cell office:value-type="string">
            <text:p>Platformer</text:p>
          </table:table-cell>
          <table:table-cell table:number-columns-repeated="3"/>
        </table:table-row>
        <table:table-row table:style-name="ro1">
          <table:table-cell office:value-type="string">
            <text:p>Hero Quest (Europe) [h]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Hero Quest (Europe) [h]</text:p>
          </table:table-cell>
          <table:table-cell office:value-type="string">
            <text:p>221B Software Development</text:p>
          </table:table-cell>
          <table:table-cell/>
          <table:table-cell office:value-type="string">
            <text:p>Role-Playing</text:p>
          </table:table-cell>
          <table:table-cell table:number-columns-repeated="3"/>
        </table:table-row>
        <table:table-row table:style-name="ro1">
          <table:table-cell office:value-type="string">
            <text:p>Impression Jr (Europ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Impression Jr (Europe)</text:p>
          </table:table-cell>
          <table:table-cell office:value-type="string">
            <text:p>Computer Concepts</text:p>
          </table:table-cell>
          <table:table-cell table:number-columns-repeated="5"/>
        </table:table-row>
        <table:table-row table:style-name="ro1">
          <table:table-cell office:value-type="string">
            <text:p>Interdictor 2 (Europe)</text:p>
          </table:table-cell>
          <table:table-cell office:value-type="string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Interdictor 2 (Europe)</text:p>
          </table:table-cell>
          <table:table-cell office:value-type="string">
            <text:p>Clares Micro Supplies</text:p>
          </table:table-cell>
          <table:table-cell/>
          <table:table-cell office:value-type="string">
            <text:p>Flying</text:p>
          </table:table-cell>
          <table:table-cell table:number-columns-repeated="3"/>
        </table:table-row>
        <table:table-row table:style-name="ro1">
          <table:table-cell office:value-type="string">
            <text:p>Iron Lord (Europe)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Iron Lord (Europe)</text:p>
          </table:table-cell>
          <table:table-cell office:value-type="string">
            <text:p>Ubisoft</text:p>
          </table:table-cell>
          <table:table-cell/>
          <table:table-cell office:value-type="string">
            <text:p>Strategy</text:p>
          </table:table-cell>
          <table:table-cell table:number-columns-repeated="3"/>
        </table:table-row>
        <table:table-row table:style-name="ro1">
          <table:table-cell office:value-type="string">
            <text:p>Ixion (Europe) (Disk 1)</text:p>
          </table:table-cell>
          <table:table-cell office:value-type="string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Ixion (Europe) (Disk 1)</text:p>
          </table:table-cell>
          <table:table-cell office:value-type="string">
            <text:p>Software 42</text:p>
          </table:table-cell>
          <table:table-cell/>
          <table:table-cell office:value-type="string">
            <text:p>Shooter</text:p>
          </table:table-cell>
          <table:table-cell table:number-columns-repeated="3"/>
        </table:table-row>
        <table:table-row table:style-name="ro1">
          <table:table-cell office:value-type="string">
            <text:p>Ixion (Europe) (Disk 2)</text:p>
          </table:table-cell>
          <table:table-cell office:value-type="string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Ixion (Europe) (Disk 2)</text:p>
          </table:table-cell>
          <table:table-cell office:value-type="string">
            <text:p>Software 42</text:p>
          </table:table-cell>
          <table:table-cell/>
          <table:table-cell office:value-type="string">
            <text:p>Shooter</text:p>
          </table:table-cell>
          <table:table-cell table:number-columns-repeated="3"/>
        </table:table-row>
        <table:table-row table:style-name="ro1">
          <table:table-cell office:value-type="string">
            <text:p>James Pond (Europe)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James Pond (Europe)</text:p>
          </table:table-cell>
          <table:table-cell office:value-type="string">
            <text:p>Vectordean</text:p>
          </table:table-cell>
          <table:table-cell/>
          <table:table-cell office:value-type="string">
            <text:p>Platformer</text:p>
          </table:table-cell>
          <table:table-cell table:number-columns-repeated="3"/>
        </table:table-row>
        <table:table-row table:style-name="ro1">
          <table:table-cell office:value-type="string">
            <text:p>Jet Fighter (Europe)</text:p>
          </table:table-cell>
          <table:table-cell office:value-type="string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Jet Fighter (Europe)</text:p>
          </table:table-cell>
          <table:table-cell office:value-type="string">
            <text:p>Minerva Software</text:p>
          </table:table-cell>
          <table:table-cell/>
          <table:table-cell office:value-type="string">
            <text:p>Shooter</text:p>
          </table:table-cell>
          <table:table-cell table:number-columns-repeated="3"/>
        </table:table-row>
        <table:table-row table:style-name="ro1">
          <table:table-cell office:value-type="string">
            <text:p>Leeds Utd - Champions! (Europe)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Leeds Utd - Champions! (Europe)</text:p>
          </table:table-cell>
          <table:table-cell office:value-type="string">
            <text:p>Strategy Software Designs</text:p>
          </table:table-cell>
          <table:table-cell/>
          <table:table-cell office:value-type="string">
            <text:p>Sports/Soccer</text:p>
          </table:table-cell>
          <table:table-cell table:number-columns-repeated="3"/>
        </table:table-row>
        <table:table-row table:style-name="ro1">
          <table:table-cell office:value-type="string">
            <text:p>Lemmings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Lemmings (Europe)</text:p>
          </table:table-cell>
          <table:table-cell office:value-type="string">
            <text:p>DMA Design</text:p>
          </table:table-cell>
          <table:table-cell/>
          <table:table-cell office:value-type="string">
            <text:p>Puzzle</text:p>
          </table:table-cell>
          <table:table-cell table:number-columns-repeated="3"/>
        </table:table-row>
        <table:table-row table:style-name="ro1">
          <table:table-cell office:value-type="string">
            <text:p>Mad Professor Mariarti (Europe)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Mad Professor Mariarti (Europe)</text:p>
          </table:table-cell>
          <table:table-cell office:value-type="string">
            <text:p>Krisalis Software</text:p>
          </table:table-cell>
          <table:table-cell/>
          <table:table-cell office:value-type="string">
            <text:p>Platformer</text:p>
          </table:table-cell>
          <table:table-cell table:number-columns-repeated="3"/>
        </table:table-row>
        <table:table-row table:style-name="ro1">
          <table:table-cell office:value-type="string">
            <text:p>MadDash 2 (Europe)</text:p>
          </table:table-cell>
          <table:table-cell office:value-type="string">
            <text:p>2001</text:p>
          </table:table-cell>
          <table:table-cell office:value-type="string">
            <text:p>Other - NR (Not Rated)</text:p>
          </table:table-cell>
          <table:table-cell office:value-type="string">
            <text:p>MadDash 2 (Europe)</text:p>
          </table:table-cell>
          <table:table-cell office:value-type="string">
            <text:p>Hampton, Ian</text:p>
          </table:table-cell>
          <table:table-cell table:number-columns-repeated="5"/>
        </table:table-row>
        <table:table-row table:style-name="ro1">
          <table:table-cell office:value-type="string">
            <text:p>Manchester United Europe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Manchester United Europe (Europe)</text:p>
          </table:table-cell>
          <table:table-cell office:value-type="string">
            <text:p>Krisalis Software</text:p>
          </table:table-cell>
          <table:table-cell/>
          <table:table-cell office:value-type="string">
            <text:p>Sports/Soccer</text:p>
          </table:table-cell>
          <table:table-cell table:number-columns-repeated="3"/>
        </table:table-row>
        <table:table-row table:style-name="ro1">
          <table:table-cell office:value-type="string">
            <text:p>Master Break (Europ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aster Break (Europe)</text:p>
          </table:table-cell>
          <table:table-cell office:value-type="string">
            <text:p>Superior Software</text:p>
          </table:table-cell>
          <table:table-cell table:number-columns-repeated="5"/>
        </table:table-row>
        <table:table-row table:style-name="ro1">
          <table:table-cell office:value-type="string">
            <text:p>MicroPower Chess (Europ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MicroPower Chess (Europe)</text:p>
          </table:table-cell>
          <table:table-cell office:value-type="string">
            <text:p>MicroPower</text:p>
          </table:table-cell>
          <table:table-cell/>
          <table:table-cell office:value-type="string">
            <text:p>Board Games</text:p>
          </table:table-cell>
          <table:table-cell table:number-columns-repeated="3"/>
        </table:table-row>
        <table:table-row table:style-name="ro1">
          <table:table-cell office:value-type="string">
            <text:p>MiG-29 Fulcrum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MiG-29 Fulcrum (Europe)</text:p>
          </table:table-cell>
          <table:table-cell office:value-type="string">
            <text:p>Simis</text:p>
          </table:table-cell>
          <table:table-cell/>
          <table:table-cell office:value-type="string">
            <text:p>Flying</text:p>
          </table:table-cell>
          <table:table-cell table:number-columns-repeated="3"/>
        </table:table-row>
        <table:table-row table:style-name="ro1">
          <table:table-cell office:value-type="string">
            <text:p>Moonquake (Europe) [h]</text:p>
          </table:table-cell>
          <table:table-cell office:value-type="string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Moonquake (Europe) [h]</text:p>
          </table:table-cell>
          <table:table-cell office:value-type="string">
            <text:p>Taylor, Paul</text:p>
          </table:table-cell>
          <table:table-cell/>
          <table:table-cell office:value-type="string">
            <text:p>Puzzle</text:p>
          </table:table-cell>
          <table:table-cell table:number-columns-repeated="3"/>
        </table:table-row>
        <table:table-row table:style-name="ro1">
          <table:table-cell office:value-type="string">
            <text:p>Mr. Doo (Europe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Mr. Doo (Europe)</text:p>
          </table:table-cell>
          <table:table-cell office:value-type="string">
            <text:p>Archimedes World</text:p>
          </table:table-cell>
          <table:table-cell/>
          <table:table-cell office:value-type="string">
            <text:p>Puzzle</text:p>
          </table:table-cell>
          <table:table-cell table:number-columns-repeated="3"/>
        </table:table-row>
        <table:table-row table:style-name="ro1">
          <table:table-cell office:value-type="string">
            <text:p>Nebulus (Europe)</text:p>
          </table:table-cell>
          <table:table-cell office:value-type="string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Nebulus (Europe)</text:p>
          </table:table-cell>
          <table:table-cell office:value-type="string">
            <text:p>Hewson</text:p>
          </table:table-cell>
          <table:table-cell/>
          <table:table-cell office:value-type="string">
            <text:p>Platformer</text:p>
          </table:table-cell>
          <table:table-cell table:number-columns-repeated="3"/>
        </table:table-row>
        <table:table-row table:style-name="ro1">
          <table:table-cell office:value-type="string">
            <text:p>Newlook (Europe)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Newlook (Europe)</text:p>
          </table:table-cell>
          <table:table-cell office:value-type="string">
            <text:p>Acorn</text:p>
          </table:table-cell>
          <table:table-cell table:number-columns-repeated="5"/>
        </table:table-row>
        <table:table-row table:style-name="ro1">
          <table:table-cell office:value-type="string">
            <text:p>Oddball (Europe)</text:p>
          </table:table-cell>
          <table:table-cell office:value-type="string">
            <text:p>1995</text:p>
          </table:table-cell>
          <table:table-cell office:value-type="string">
            <text:p>Other - NR (Not Rated)</text:p>
          </table:table-cell>
          <table:table-cell office:value-type="string">
            <text:p>Oddball (Europe)</text:p>
          </table:table-cell>
          <table:table-cell office:value-type="string">
            <text:p>Digital Psychosis</text:p>
          </table:table-cell>
          <table:table-cell/>
          <table:table-cell office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>
            <text:p>Oh, No! More Lemmings! (Europe)</text:p>
          </table:table-cell>
          <table:table-cell office:value-type="string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Oh, No! More Lemmings! (Europe)</text:p>
          </table:table-cell>
          <table:table-cell office:value-type="string">
            <text:p>DMA Design</text:p>
          </table:table-cell>
          <table:table-cell/>
          <table:table-cell office:value-type="string">
            <text:p>Puzzle</text:p>
          </table:table-cell>
          <table:table-cell table:number-columns-repeated="3"/>
        </table:table-row>
        <table:table-row table:style-name="ro1">
          <table:table-cell office:value-type="string">
            <text:p>Pac-Mania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Pac-Mania (Europe)</text:p>
          </table:table-cell>
          <table:table-cell office:value-type="string">
            <text:p>Namco</text:p>
          </table:table-cell>
          <table:table-cell/>
          <table:table-cell office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>
            <text:p>Paradroid 2000 (Europe)</text:p>
          </table:table-cell>
          <table:table-cell office:value-type="string">
            <text:p>1985</text:p>
          </table:table-cell>
          <table:table-cell office:value-type="string">
            <text:p>Other - NR (Not Rated)</text:p>
          </table:table-cell>
          <table:table-cell office:value-type="string">
            <text:p>Paradroid 2000 (Europe)</text:p>
          </table:table-cell>
          <table:table-cell office:value-type="string">
            <text:p>Hewson</text:p>
          </table:table-cell>
          <table:table-cell/>
          <table:table-cell office:value-type="string">
            <text:p>Shooter</text:p>
          </table:table-cell>
          <table:table-cell table:number-columns-repeated="3"/>
        </table:table-row>
        <table:table-row table:style-name="ro1">
          <table:table-cell office:value-type="string">
            <text:p>PD Lemings (Europ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D Lemings (Europe)</text:p>
          </table:table-cell>
          <table:table-cell office:value-type="string">
            <text:p>Cooper, Tom</text:p>
          </table:table-cell>
          <table:table-cell table:number-columns-repeated="5"/>
        </table:table-row>
        <table:table-row table:style-name="ro1">
          <table:table-cell office:value-type="string">
            <text:p>Pen Down (Europe)</text:p>
          </table:table-cell>
          <table:table-cell office:value-type="string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Pen Down (Europe)</text:p>
          </table:table-cell>
          <table:table-cell office:value-type="string">
            <text:p>Logotron</text:p>
          </table:table-cell>
          <table:table-cell table:number-columns-repeated="5"/>
        </table:table-row>
        <table:table-row table:style-name="ro1">
          <table:table-cell office:value-type="string">
            <text:p>Pipemania (Europe)</text:p>
          </table:table-cell>
          <table:table-cell office:value-type="string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Pipemania (Europe)</text:p>
          </table:table-cell>
          <table:table-cell office:value-type="string">
            <text:p>The Assembly Line</text:p>
          </table:table-cell>
          <table:table-cell/>
          <table:table-cell office:value-type="string">
            <text:p>Puzzle</text:p>
          </table:table-cell>
          <table:table-cell table:number-columns-repeated="3"/>
        </table:table-row>
        <table:table-row table:style-name="ro1">
          <table:table-cell office:value-type="string">
            <text:p>Poizone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Poizone (Europe)</text:p>
          </table:table-cell>
          <table:table-cell office:value-type="string">
            <text:p>ArcAngels</text:p>
          </table:table-cell>
          <table:table-cell/>
          <table:table-cell office:value-type="string">
            <text:p>Platformer</text:p>
          </table:table-cell>
          <table:table-cell table:number-columns-repeated="3"/>
        </table:table-row>
        <table:table-row table:style-name="ro1">
          <table:table-cell office:value-type="string">
            <text:p>Populous (Europe)</text:p>
          </table:table-cell>
          <table:table-cell office:value-type="string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Populous (Europe)</text:p>
          </table:table-cell>
          <table:table-cell office:value-type="string">
            <text:p>Bullfrog Productions</text:p>
          </table:table-cell>
          <table:table-cell/>
          <table:table-cell office:value-type="string">
            <text:p>Strategy</text:p>
          </table:table-cell>
          <table:table-cell table:number-columns-repeated="3"/>
        </table:table-row>
        <table:table-row table:style-name="ro1">
          <table:table-cell office:value-type="string">
            <text:p>Punters Predictor, The (Europ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Punters Predictor, The (Europe)</text:p>
          </table:table-cell>
          <table:table-cell table:number-columns-repeated="6"/>
        </table:table-row>
        <table:table-row table:style-name="ro1">
          <table:table-cell office:value-type="string">
            <text:p>Repton 3 (Europe)</text:p>
          </table:table-cell>
          <table:table-cell office:value-type="string">
            <text:p>1988</text:p>
          </table:table-cell>
          <table:table-cell office:value-type="string">
            <text:p>Other - NR (Not Rated)</text:p>
          </table:table-cell>
          <table:table-cell office:value-type="string">
            <text:p>Repton 3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Puzzle</text:p>
          </table:table-cell>
          <table:table-cell table:number-columns-repeated="3"/>
        </table:table-row>
        <table:table-row table:style-name="ro1">
          <table:table-cell office:value-type="string">
            <text:p>Repton 4 - EGO (Europe)</text:p>
          </table:table-cell>
          <table:table-cell office:value-type="string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Repton 4 - EGO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Puzzle</text:p>
          </table:table-cell>
          <table:table-cell table:number-columns-repeated="3"/>
        </table:table-row>
        <table:table-row table:style-name="ro1">
          <table:table-cell office:value-type="string">
            <text:p>SimCity (Europe)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SimCity (Europe)</text:p>
          </table:table-cell>
          <table:table-cell office:value-type="string">
            <text:p>Maxis Software</text:p>
          </table:table-cell>
          <table:table-cell/>
          <table:table-cell office:value-type="string">
            <text:p>Strategy</text:p>
          </table:table-cell>
          <table:table-cell table:number-columns-repeated="3"/>
        </table:table-row>
        <table:table-row table:style-name="ro1">
          <table:table-cell office:value-type="string">
            <text:p>Simon the Sorcerer (Europe) (Disk 1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Simon the Sorcerer (Europe) (Disk 1)</text:p>
          </table:table-cell>
          <table:table-cell office:value-type="string">
            <text:p>Adventuresoft</text:p>
          </table:table-cell>
          <table:table-cell/>
          <table:table-cell office:value-type="string">
            <text:p>Adventure</text:p>
          </table:table-cell>
          <table:table-cell table:number-columns-repeated="3"/>
        </table:table-row>
        <table:table-row table:style-name="ro1">
          <table:table-cell office:value-type="string">
            <text:p>Simon the Sorcerer (Europe) (Disk 10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Simon the Sorcerer (Europe) (Disk 10)</text:p>
          </table:table-cell>
          <table:table-cell office:value-type="string">
            <text:p>Adventuresoft</text:p>
          </table:table-cell>
          <table:table-cell/>
          <table:table-cell office:value-type="string">
            <text:p>Adventure</text:p>
          </table:table-cell>
          <table:table-cell table:number-columns-repeated="3"/>
        </table:table-row>
        <table:table-row table:style-name="ro1">
          <table:table-cell office:value-type="string">
            <text:p>Simon the Sorcerer (Europe) (Disk 2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Simon the Sorcerer (Europe) (Disk 2)</text:p>
          </table:table-cell>
          <table:table-cell office:value-type="string">
            <text:p>Adventuresoft</text:p>
          </table:table-cell>
          <table:table-cell/>
          <table:table-cell office:value-type="string">
            <text:p>Adventure</text:p>
          </table:table-cell>
          <table:table-cell table:number-columns-repeated="3"/>
        </table:table-row>
        <table:table-row table:style-name="ro1">
          <table:table-cell office:value-type="string">
            <text:p>Simon the Sorcerer (Europe) (Disk 3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Simon the Sorcerer (Europe) (Disk 3)</text:p>
          </table:table-cell>
          <table:table-cell office:value-type="string">
            <text:p>Adventuresoft</text:p>
          </table:table-cell>
          <table:table-cell/>
          <table:table-cell office:value-type="string">
            <text:p>Adventure</text:p>
          </table:table-cell>
          <table:table-cell table:number-columns-repeated="3"/>
        </table:table-row>
        <table:table-row table:style-name="ro1">
          <table:table-cell office:value-type="string">
            <text:p>Simon the Sorcerer (Europe) (Disk 4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Simon the Sorcerer (Europe) (Disk 4)</text:p>
          </table:table-cell>
          <table:table-cell office:value-type="string">
            <text:p>Adventuresoft</text:p>
          </table:table-cell>
          <table:table-cell/>
          <table:table-cell office:value-type="string">
            <text:p>Adventure</text:p>
          </table:table-cell>
          <table:table-cell table:number-columns-repeated="3"/>
        </table:table-row>
        <table:table-row table:style-name="ro1">
          <table:table-cell office:value-type="string">
            <text:p>Simon the Sorcerer (Europe) (Disk 5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Simon the Sorcerer (Europe) (Disk 5)</text:p>
          </table:table-cell>
          <table:table-cell office:value-type="string">
            <text:p>Adventuresoft</text:p>
          </table:table-cell>
          <table:table-cell/>
          <table:table-cell office:value-type="string">
            <text:p>Adventure</text:p>
          </table:table-cell>
          <table:table-cell table:number-columns-repeated="3"/>
        </table:table-row>
        <table:table-row table:style-name="ro1">
          <table:table-cell office:value-type="string">
            <text:p>Simon the Sorcerer (Europe) (Disk 6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Simon the Sorcerer (Europe) (Disk 6)</text:p>
          </table:table-cell>
          <table:table-cell office:value-type="string">
            <text:p>Adventuresoft</text:p>
          </table:table-cell>
          <table:table-cell/>
          <table:table-cell office:value-type="string">
            <text:p>Adventure</text:p>
          </table:table-cell>
          <table:table-cell table:number-columns-repeated="3"/>
        </table:table-row>
        <table:table-row table:style-name="ro1">
          <table:table-cell office:value-type="string">
            <text:p>Simon the Sorcerer (Europe) (Disk 7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Simon the Sorcerer (Europe) (Disk 7)</text:p>
          </table:table-cell>
          <table:table-cell office:value-type="string">
            <text:p>Adventuresoft</text:p>
          </table:table-cell>
          <table:table-cell/>
          <table:table-cell office:value-type="string">
            <text:p>Adventure</text:p>
          </table:table-cell>
          <table:table-cell table:number-columns-repeated="3"/>
        </table:table-row>
        <table:table-row table:style-name="ro1">
          <table:table-cell office:value-type="string">
            <text:p>Simon the Sorcerer (Europe) (Disk 8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Simon the Sorcerer (Europe) (Disk 8)</text:p>
          </table:table-cell>
          <table:table-cell office:value-type="string">
            <text:p>Adventuresoft</text:p>
          </table:table-cell>
          <table:table-cell/>
          <table:table-cell office:value-type="string">
            <text:p>Adventure</text:p>
          </table:table-cell>
          <table:table-cell table:number-columns-repeated="3"/>
        </table:table-row>
        <table:table-row table:style-name="ro1">
          <table:table-cell office:value-type="string">
            <text:p>Simon the Sorcerer (Europe) (Disk 9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Simon the Sorcerer (Europe) (Disk 9)</text:p>
          </table:table-cell>
          <table:table-cell office:value-type="string">
            <text:p>Adventuresoft</text:p>
          </table:table-cell>
          <table:table-cell/>
          <table:table-cell office:value-type="string">
            <text:p>Adventure</text:p>
          </table:table-cell>
          <table:table-cell table:number-columns-repeated="3"/>
        </table:table-row>
        <table:table-row table:style-name="ro1">
          <table:table-cell office:value-type="string">
            <text:p>Son of Gyrinus (Europe) (Disk 1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on of Gyrinus (Europe) (Disk 1)</text:p>
          </table:table-cell>
          <table:table-cell office:value-type="string">
            <text:p>Cooper, Tom</text:p>
          </table:table-cell>
          <table:table-cell table:number-columns-repeated="5"/>
        </table:table-row>
        <table:table-row table:style-name="ro1">
          <table:table-cell office:value-type="string">
            <text:p>Son of Gyrinus (Europe) (Disk 2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on of Gyrinus (Europe) (Disk 2)</text:p>
          </table:table-cell>
          <table:table-cell office:value-type="string">
            <text:p>Cooper, Tom</text:p>
          </table:table-cell>
          <table:table-cell table:number-columns-repeated="5"/>
        </table:table-row>
        <table:table-row table:style-name="ro1">
          <table:table-cell office:value-type="string">
            <text:p>Speedball 2 - Brutal Deluxe (Europe)</text:p>
          </table:table-cell>
          <table:table-cell office:value-type="string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Speedball 2 - Brutal Deluxe (Europe)</text:p>
          </table:table-cell>
          <table:table-cell office:value-type="string">
            <text:p>The Bitmap Brothers</text:p>
          </table:table-cell>
          <table:table-cell/>
          <table:table-cell office:value-type="string">
            <text:p>Sports</text:p>
          </table:table-cell>
          <table:table-cell table:number-columns-repeated="3"/>
        </table:table-row>
        <table:table-row table:style-name="ro1">
          <table:table-cell office:value-type="string">
            <text:p>Star Fighter 3000 (Europe)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Star Fighter 3000 (Europe)</text:p>
          </table:table-cell>
          <table:table-cell office:value-type="string">
            <text:p>Fednet Software</text:p>
          </table:table-cell>
          <table:table-cell/>
          <table:table-cell office:value-type="string">
            <text:p>Shooter</text:p>
          </table:table-cell>
          <table:table-cell table:number-columns-repeated="3"/>
        </table:table-row>
        <table:table-row table:style-name="ro1">
          <table:table-cell office:value-type="string">
            <text:p>Starch (Europe)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Starch (Europe)</text:p>
          </table:table-cell>
          <table:table-cell office:value-type="string">
            <text:p>Alien Images</text:p>
          </table:table-cell>
          <table:table-cell/>
          <table:table-cell office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>
            <text:p>Startwrite (Europe) [b]</text:p>
          </table:table-cell>
          <table:table-cell office:value-type="string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Startwrite (Europe) [b]</text:p>
          </table:table-cell>
          <table:table-cell office:value-type="string">
            <text:p>Icon Technology</text:p>
          </table:table-cell>
          <table:table-cell table:number-columns-repeated="5"/>
        </table:table-row>
        <table:table-row table:style-name="ro1">
          <table:table-cell office:value-type="string">
            <text:p>Stunt Racer (Europe) (Disk 2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Stunt Racer (Europe) (Disk 2)</text:p>
          </table:table-cell>
          <table:table-cell office:value-type="string">
            <text:p>4th Dimension</text:p>
          </table:table-cell>
          <table:table-cell/>
          <table:table-cell office:value-type="string">
            <text:p>Driving</text:p>
          </table:table-cell>
          <table:table-cell table:number-columns-repeated="3"/>
        </table:table-row>
        <table:table-row table:style-name="ro1">
          <table:table-cell office:value-type="string">
            <text:p>Super Pool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Super Pool (Europe)</text:p>
          </table:table-cell>
          <table:table-cell office:value-type="string">
            <text:p>4th Dimension</text:p>
          </table:table-cell>
          <table:table-cell/>
          <table:table-cell office:value-type="string">
            <text:p>Sports/Pool and Dart</text:p>
          </table:table-cell>
          <table:table-cell table:number-columns-repeated="3"/>
        </table:table-row>
        <table:table-row table:style-name="ro1">
          <table:table-cell office:value-type="string">
            <text:p>Superior (Europe) (Disk 1)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Superior (Europe) (Disk 1)</text:p>
          </table:table-cell>
          <table:table-cell office:value-type="string">
            <text:p>Superior Software</text:p>
          </table:table-cell>
          <table:table-cell table:number-columns-repeated="5"/>
        </table:table-row>
        <table:table-row table:style-name="ro1">
          <table:table-cell office:value-type="string">
            <text:p>Superior (Europe) (Disk 2)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Superior (Europe) (Disk 2)</text:p>
          </table:table-cell>
          <table:table-cell office:value-type="string">
            <text:p>Superior Software</text:p>
          </table:table-cell>
          <table:table-cell table:number-columns-repeated="5"/>
        </table:table-row>
        <table:table-row table:style-name="ro1">
          <table:table-cell office:value-type="string">
            <text:p>Superior Golf (Europe)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Superior Golf (Europe)</text:p>
          </table:table-cell>
          <table:table-cell office:value-type="string">
            <text:p>Superior Software</text:p>
          </table:table-cell>
          <table:table-cell/>
          <table:table-cell office:value-type="string">
            <text:p>Sports/Golf</text:p>
          </table:table-cell>
          <table:table-cell table:number-columns-repeated="3"/>
        </table:table-row>
        <table:table-row table:style-name="ro1">
          <table:table-cell office:value-type="string">
            <text:p>SWIV (Europe)</text:p>
          </table:table-cell>
          <table:table-cell office:value-type="string">
            <text:p>1992</text:p>
          </table:table-cell>
          <table:table-cell office:value-type="string">
            <text:p>Other - NR (Not Rated)</text:p>
          </table:table-cell>
          <table:table-cell office:value-type="string">
            <text:p>SWIV (Europe)</text:p>
          </table:table-cell>
          <table:table-cell office:value-type="string">
            <text:p>Krisalis Software</text:p>
          </table:table-cell>
          <table:table-cell/>
          <table:table-cell office:value-type="string">
            <text:p>Shooter</text:p>
          </table:table-cell>
          <table:table-cell table:number-columns-repeated="3"/>
        </table:table-row>
        <table:table-row table:style-name="ro1">
          <table:table-cell office:value-type="string">
            <text:p>Talisman (Europe)</text:p>
          </table:table-cell>
          <table:table-cell office:value-type="string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Talisman (Europe)</text:p>
          </table:table-cell>
          <table:table-cell office:value-type="string">
            <text:p>Minerva Software</text:p>
          </table:table-cell>
          <table:table-cell/>
          <table:table-cell office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>
            <text:p>Terramex (Europe)</text:p>
          </table:table-cell>
          <table:table-cell office:value-type="string">
            <text:p>1987</text:p>
          </table:table-cell>
          <table:table-cell office:value-type="string">
            <text:p>Other - NR (Not Rated)</text:p>
          </table:table-cell>
          <table:table-cell office:value-type="string">
            <text:p>Terramex (Europe)</text:p>
          </table:table-cell>
          <table:table-cell office:value-type="string">
            <text:p>Krisalis Software</text:p>
          </table:table-cell>
          <table:table-cell/>
          <table:table-cell office:value-type="string">
            <text:p>Adventure</text:p>
          </table:table-cell>
          <table:table-cell table:number-columns-repeated="3"/>
        </table:table-row>
        <table:table-row table:style-name="ro1">
          <table:table-cell office:value-type="string">
            <text:p>Time Zone (Europe)</text:p>
          </table:table-cell>
          <table:table-cell/>
          <table:table-cell office:value-type="string">
            <text:p>Other - NR (Not Rated)</text:p>
          </table:table-cell>
          <table:table-cell office:value-type="string">
            <text:p>Time Zone (Europe)</text:p>
          </table:table-cell>
          <table:table-cell office:value-type="string">
            <text:p>Cobra</text:p>
          </table:table-cell>
          <table:table-cell table:number-columns-repeated="5"/>
        </table:table-row>
        <table:table-row table:style-name="ro1">
          <table:table-cell office:value-type="string">
            <text:p>Top Banana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Top Banana (Europe)</text:p>
          </table:table-cell>
          <table:table-cell office:value-type="string">
            <text:p>Hex</text:p>
          </table:table-cell>
          <table:table-cell/>
          <table:table-cell office:value-type="string">
            <text:p>Platformer</text:p>
          </table:table-cell>
          <table:table-cell table:number-columns-repeated="3"/>
        </table:table-row>
        <table:table-row table:style-name="ro1">
          <table:table-cell office:value-type="string">
            <text:p>Tower of Babel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Tower of Babel (Europe)</text:p>
          </table:table-cell>
          <table:table-cell office:value-type="string">
            <text:p>MicroProse</text:p>
          </table:table-cell>
          <table:table-cell/>
          <table:table-cell office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>
            <text:p>Trivial Pursuit (Europe)</text:p>
          </table:table-cell>
          <table:table-cell office:value-type="string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Trivial Pursuit (Europe)</text:p>
          </table:table-cell>
          <table:table-cell office:value-type="string">
            <text:p>Domark</text:p>
          </table:table-cell>
          <table:table-cell/>
          <table:table-cell office:value-type="string">
            <text:p>Board Games</text:p>
          </table:table-cell>
          <table:table-cell table:number-columns-repeated="3"/>
        </table:table-row>
        <table:table-row table:style-name="ro1">
          <table:table-cell office:value-type="string">
            <text:p>Twinworld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Twinworld (Europe)</text:p>
          </table:table-cell>
          <table:table-cell office:value-type="string">
            <text:p>Blue Byte</text:p>
          </table:table-cell>
          <table:table-cell/>
          <table:table-cell office:value-type="string">
            <text:p>Platformer</text:p>
          </table:table-cell>
          <table:table-cell table:number-columns-repeated="3"/>
        </table:table-row>
        <table:table-row table:style-name="ro1">
          <table:table-cell office:value-type="string">
            <text:p>Warlocks (Europe) (Demo) [b]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Warlocks (Europe) (Demo) [b]</text:p>
          </table:table-cell>
          <table:table-cell office:value-type="string">
            <text:p>Network XXIII</text:p>
          </table:table-cell>
          <table:table-cell/>
          <table:table-cell office:value-type="string">
            <text:p>Platform</text:p>
          </table:table-cell>
          <table:table-cell table:number-columns-repeated="3"/>
        </table:table-row>
        <table:table-row table:style-name="ro1">
          <table:table-cell office:value-type="string">
            <text:p>White Magic (Europe)</text:p>
          </table:table-cell>
          <table:table-cell office:value-type="string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White Magic (Europe)</text:p>
          </table:table-cell>
          <table:table-cell office:value-type="string">
            <text:p>4th Dimension</text:p>
          </table:table-cell>
          <table:table-cell/>
          <table:table-cell office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>
            <text:p>White Magic 2 (Europe)</text:p>
          </table:table-cell>
          <table:table-cell office:value-type="string">
            <text:p>1989</text:p>
          </table:table-cell>
          <table:table-cell office:value-type="string">
            <text:p>Other - NR (Not Rated)</text:p>
          </table:table-cell>
          <table:table-cell office:value-type="string">
            <text:p>White Magic 2 (Europe)</text:p>
          </table:table-cell>
          <table:table-cell office:value-type="string">
            <text:p>4th Dimension</text:p>
          </table:table-cell>
          <table:table-cell/>
          <table:table-cell office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>
            <text:p>WIMP Game, The (Europe)</text:p>
          </table:table-cell>
          <table:table-cell office:value-type="string">
            <text:p>1990</text:p>
          </table:table-cell>
          <table:table-cell office:value-type="string">
            <text:p>Other - NR (Not Rated)</text:p>
          </table:table-cell>
          <table:table-cell office:value-type="string">
            <text:p>WIMP Game, The (Europe)</text:p>
          </table:table-cell>
          <table:table-cell office:value-type="string">
            <text:p>4th Dimension</text:p>
          </table:table-cell>
          <table:table-cell/>
          <table:table-cell office:value-type="string">
            <text:p>Action</text:p>
          </table:table-cell>
          <table:table-cell table:number-columns-repeated="3"/>
        </table:table-row>
        <table:table-row table:style-name="ro1">
          <table:table-cell office:value-type="string">
            <text:p>Wolfenstein 3D (Europe) (Disk 1) [b]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Wolfenstein 3D (Europe) (Disk 1) [b]</text:p>
          </table:table-cell>
          <table:table-cell office:value-type="string">
            <text:p>id Software</text:p>
          </table:table-cell>
          <table:table-cell/>
          <table:table-cell office:value-type="string">
            <text:p>Shooter</text:p>
          </table:table-cell>
          <table:table-cell table:number-columns-repeated="3"/>
        </table:table-row>
        <table:table-row table:style-name="ro1">
          <table:table-cell office:value-type="string">
            <text:p>Wolfenstein 3D (Europe) (Disk 2) [b]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Wolfenstein 3D (Europe) (Disk 2) [b]</text:p>
          </table:table-cell>
          <table:table-cell office:value-type="string">
            <text:p>id Software</text:p>
          </table:table-cell>
          <table:table-cell/>
          <table:table-cell office:value-type="string">
            <text:p>Shooter</text:p>
          </table:table-cell>
          <table:table-cell table:number-columns-repeated="3"/>
        </table:table-row>
        <table:table-row table:style-name="ro1">
          <table:table-cell office:value-type="string">
            <text:p>Wolfenstein 3D (Europe) (Disk 3) [b]</text:p>
          </table:table-cell>
          <table:table-cell office:value-type="string">
            <text:p>1994</text:p>
          </table:table-cell>
          <table:table-cell office:value-type="string">
            <text:p>Other - NR (Not Rated)</text:p>
          </table:table-cell>
          <table:table-cell office:value-type="string">
            <text:p>Wolfenstein 3D (Europe) (Disk 3) [b]</text:p>
          </table:table-cell>
          <table:table-cell office:value-type="string">
            <text:p>id Software</text:p>
          </table:table-cell>
          <table:table-cell/>
          <table:table-cell office:value-type="string">
            <text:p>Shooter</text:p>
          </table:table-cell>
          <table:table-cell table:number-columns-repeated="3"/>
        </table:table-row>
        <table:table-row table:style-name="ro1">
          <table:table-cell office:value-type="string">
            <text:p>World Championship Boxing Manager (Europe)</text:p>
          </table:table-cell>
          <table:table-cell office:value-type="string">
            <text:p>1991</text:p>
          </table:table-cell>
          <table:table-cell office:value-type="string">
            <text:p>Other - NR (Not Rated)</text:p>
          </table:table-cell>
          <table:table-cell office:value-type="string">
            <text:p>World Championship Boxing Manager (Europe)</text:p>
          </table:table-cell>
          <table:table-cell office:value-type="string">
            <text:p>Goliath Games</text:p>
          </table:table-cell>
          <table:table-cell table:number-columns-repeated="5"/>
        </table:table-row>
        <table:table-row table:style-name="ro1">
          <table:table-cell office:value-type="string">
            <text:p>Zool (Europe) (Disk 1)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Zool (Europe) (Disk 1)</text:p>
          </table:table-cell>
          <table:table-cell office:value-type="string">
            <text:p>Gremlin Graphics</text:p>
          </table:table-cell>
          <table:table-cell/>
          <table:table-cell office:value-type="string">
            <text:p>Platformer</text:p>
          </table:table-cell>
          <table:table-cell table:number-columns-repeated="3"/>
        </table:table-row>
        <table:table-row table:style-name="ro1">
          <table:table-cell office:value-type="string">
            <text:p>Zool (Europe) (Disk 2)</text:p>
          </table:table-cell>
          <table:table-cell office:value-type="string">
            <text:p>1993</text:p>
          </table:table-cell>
          <table:table-cell office:value-type="string">
            <text:p>Other - NR (Not Rated)</text:p>
          </table:table-cell>
          <table:table-cell office:value-type="string">
            <text:p>Zool (Europe) (Disk 2)</text:p>
          </table:table-cell>
          <table:table-cell office:value-type="string">
            <text:p>Gremlin Graphics</text:p>
          </table:table-cell>
          <table:table-cell/>
          <table:table-cell office:value-type="string">
            <text:p>Platformer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6">16/04/2016</text:date>, <text:time>17:3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6T17:31:42.58</dc:date>
    <meta:document-statistic meta:table-count="1" meta:cell-count="755" meta:object-count="0"/>
    <meta:generator>OpenOffice/4.1.2$Win32 OpenOffice.org_project/412m3$Build-9782</meta:generator>
  </office:meta>
</office:document-meta>
</file>